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5.272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aw Data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World Size</text:p>
          </table:table-cell>
          <table:table-cell office:value-type="float" office:value="1024">
            <text:p>1024</text:p>
          </table:table-cell>
          <table:table-cell table:number-columns-repeated="1022"/>
        </table:table-row>
        <table:table-row table:style-name="ro1">
          <table:table-cell office:value-type="string">
            <text:p>Propagation Constant</text:p>
          </table:table-cell>
          <table:table-cell office:value-type="float" office:value="0.1">
            <text:p>0.1</text:p>
          </table:table-cell>
          <table:table-cell table:number-columns-repeated="1022"/>
        </table:table-row>
        <table:table-row table:style-name="ro1">
          <table:table-cell office:value-type="string">
            <text:p>Time Step</text:p>
          </table:table-cell>
          <table:table-cell office:value-type="float" office:value="0.1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ime for Number of Step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il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162">
            <text:p>3162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31623">
            <text:p>31623</text:p>
          </table:table-cell>
          <table:table-cell table:style-name="ce2" office:value-type="float" office:value="100000">
            <text:p>100000</text:p>
          </table:table-cell>
          <table:table-cell table:number-columns-repeated="1013"/>
        </table:table-row>
        <table:table-row table:style-name="ro1">
          <table:table-cell office:value-type="string">
            <text:p>original</text:p>
          </table:table-cell>
          <table:table-cell office:value-type="float" office:value="1.7144234">
            <text:p>1.7144234</text:p>
          </table:table-cell>
          <table:table-cell office:value-type="float" office:value="1.7025177">
            <text:p>1.7025177</text:p>
          </table:table-cell>
          <table:table-cell office:value-type="float" office:value="1.7623779">
            <text:p>1.7623779</text:p>
          </table:table-cell>
          <table:table-cell office:value-type="float" office:value="2.290459">
            <text:p>2.290459</text:p>
          </table:table-cell>
          <table:table-cell office:value-type="float" office:value="4.1818553">
            <text:p>4.1818553</text:p>
          </table:table-cell>
          <table:table-cell office:value-type="float" office:value="8.4115236">
            <text:p>8.4115236</text:p>
          </table:table-cell>
          <table:table-cell office:value-type="float" office:value="25.1123821">
            <text:p>25.1123821</text:p>
          </table:table-cell>
          <table:table-cell office:value-type="float" office:value="81.6791666">
            <text:p>81.6791666</text:p>
          </table:table-cell>
          <table:table-cell office:value-type="float" office:value="296.8645115">
            <text:p>296.8645115</text:p>
          </table:table-cell>
          <table:table-cell office:value-type="float" office:value="855.2132583">
            <text:p>855.213258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1_lambda </text:p>
          </table:table-cell>
          <table:table-cell office:value-type="float" office:value="6.1845928">
            <text:p>6.1845928</text:p>
          </table:table-cell>
          <table:table-cell office:value-type="float" office:value="6.2025197">
            <text:p>6.2025197</text:p>
          </table:table-cell>
          <table:table-cell office:value-type="float" office:value="6.4778545">
            <text:p>6.4778545</text:p>
          </table:table-cell>
          <table:table-cell office:value-type="float" office:value="9.1867775">
            <text:p>9.1867775</text:p>
          </table:table-cell>
          <table:table-cell office:value-type="float" office:value="17.6098201">
            <text:p>17.6098201</text:p>
          </table:table-cell>
          <table:table-cell office:value-type="float" office:value="36.5899521">
            <text:p>36.5899521</text:p>
          </table:table-cell>
          <table:table-cell office:value-type="float" office:value="105.6260048">
            <text:p>105.6260048</text:p>
          </table:table-cell>
          <table:table-cell office:value-type="float" office:value="330.3005007">
            <text:p>330.3005007</text:p>
          </table:table-cell>
          <table:table-cell office:value-type="float" office:value="1057.6544337">
            <text:p>1057.6544337</text:p>
          </table:table-cell>
          <table:table-cell office:value-type="float" office:value="3241.0370929">
            <text:p>3241.037092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2_function </text:p>
          </table:table-cell>
          <table:table-cell office:value-type="float" office:value="6.0806429">
            <text:p>6.0806429</text:p>
          </table:table-cell>
          <table:table-cell office:value-type="float" office:value="6.102911">
            <text:p>6.102911</text:p>
          </table:table-cell>
          <table:table-cell office:value-type="float" office:value="6.2013716">
            <text:p>6.2013716</text:p>
          </table:table-cell>
          <table:table-cell office:value-type="float" office:value="7.0871562">
            <text:p>7.0871562</text:p>
          </table:table-cell>
          <table:table-cell office:value-type="float" office:value="9.8933268">
            <text:p>9.8933268</text:p>
          </table:table-cell>
          <table:table-cell office:value-type="float" office:value="16.2515321">
            <text:p>16.2515321</text:p>
          </table:table-cell>
          <table:table-cell office:value-type="float" office:value="39.8241611">
            <text:p>39.8241611</text:p>
          </table:table-cell>
          <table:table-cell office:value-type="float" office:value="123.5787988">
            <text:p>123.5787988</text:p>
          </table:table-cell>
          <table:table-cell office:value-type="float" office:value="411.9942133">
            <text:p>411.9942133</text:p>
          </table:table-cell>
          <table:table-cell office:value-type="float" office:value="1209.6132898">
            <text:p>1209.613289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3_opencl GPU</text:p>
          </table:table-cell>
          <table:table-cell office:value-type="float" office:value="6.4695429">
            <text:p>6.4695429</text:p>
          </table:table-cell>
          <table:table-cell office:value-type="float" office:value="6.5134606">
            <text:p>6.5134606</text:p>
          </table:table-cell>
          <table:table-cell office:value-type="float" office:value="6.4569424">
            <text:p>6.4569424</text:p>
          </table:table-cell>
          <table:table-cell office:value-type="float" office:value="6.6744188">
            <text:p>6.6744188</text:p>
          </table:table-cell>
          <table:table-cell office:value-type="float" office:value="7.3172421">
            <text:p>7.3172421</text:p>
          </table:table-cell>
          <table:table-cell office:value-type="float" office:value="8.3021304">
            <text:p>8.3021304</text:p>
          </table:table-cell>
          <table:table-cell office:value-type="float" office:value="12.1105485">
            <text:p>12.1105485</text:p>
          </table:table-cell>
          <table:table-cell office:value-type="float" office:value="24.6703792">
            <text:p>24.6703792</text:p>
          </table:table-cell>
          <table:table-cell office:value-type="float" office:value="62.5527134">
            <text:p>62.5527134</text:p>
          </table:table-cell>
          <table:table-cell office:value-type="float" office:value="182.087988">
            <text:p>182.0879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3_opencl CPU</text:p>
          </table:table-cell>
          <table:table-cell office:value-type="float" office:value="6.5003729">
            <text:p>6.5003729</text:p>
          </table:table-cell>
          <table:table-cell office:value-type="float" office:value="6.4671369">
            <text:p>6.4671369</text:p>
          </table:table-cell>
          <table:table-cell office:value-type="float" office:value="6.5194832">
            <text:p>6.5194832</text:p>
          </table:table-cell>
          <table:table-cell office:value-type="float" office:value="6.7303537">
            <text:p>6.7303537</text:p>
          </table:table-cell>
          <table:table-cell office:value-type="float" office:value="7.5406374">
            <text:p>7.5406374</text:p>
          </table:table-cell>
          <table:table-cell office:value-type="float" office:value="9.0542996">
            <text:p>9.0542996</text:p>
          </table:table-cell>
          <table:table-cell office:value-type="float" office:value="14.9044545">
            <text:p>14.9044545</text:p>
          </table:table-cell>
          <table:table-cell office:value-type="float" office:value="37.7444437">
            <text:p>37.7444437</text:p>
          </table:table-cell>
          <table:table-cell office:value-type="float" office:value="102.4032231">
            <text:p>102.4032231</text:p>
          </table:table-cell>
          <table:table-cell office:value-type="float" office:value="281.0259606">
            <text:p>281.025960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4_double_buffered GPU</text:p>
          </table:table-cell>
          <table:table-cell office:value-type="float" office:value="6.471564">
            <text:p>6.471564</text:p>
          </table:table-cell>
          <table:table-cell office:value-type="float" office:value="6.4744245">
            <text:p>6.4744245</text:p>
          </table:table-cell>
          <table:table-cell office:value-type="float" office:value="6.5076766">
            <text:p>6.5076766</text:p>
          </table:table-cell>
          <table:table-cell office:value-type="float" office:value="6.5250444">
            <text:p>6.5250444</text:p>
          </table:table-cell>
          <table:table-cell office:value-type="float" office:value="6.7335141">
            <text:p>6.7335141</text:p>
          </table:table-cell>
          <table:table-cell office:value-type="float" office:value="6.6498445">
            <text:p>6.6498445</text:p>
          </table:table-cell>
          <table:table-cell office:value-type="float" office:value="6.9930316">
            <text:p>6.9930316</text:p>
          </table:table-cell>
          <table:table-cell office:value-type="float" office:value="8.0481657">
            <text:p>8.0481657</text:p>
          </table:table-cell>
          <table:table-cell office:value-type="float" office:value="10.3832786">
            <text:p>10.3832786</text:p>
          </table:table-cell>
          <table:table-cell office:value-type="float" office:value="18.3503823">
            <text:p>18.350382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4_double_buffered CPU</text:p>
          </table:table-cell>
          <table:table-cell office:value-type="float" office:value="6.4324841">
            <text:p>6.4324841</text:p>
          </table:table-cell>
          <table:table-cell office:value-type="float" office:value="6.4745942">
            <text:p>6.4745942</text:p>
          </table:table-cell>
          <table:table-cell office:value-type="float" office:value="6.5109383">
            <text:p>6.5109383</text:p>
          </table:table-cell>
          <table:table-cell office:value-type="float" office:value="6.6291366">
            <text:p>6.6291366</text:p>
          </table:table-cell>
          <table:table-cell office:value-type="float" office:value="7.2791996">
            <text:p>7.2791996</text:p>
          </table:table-cell>
          <table:table-cell office:value-type="float" office:value="8.1707055">
            <text:p>8.1707055</text:p>
          </table:table-cell>
          <table:table-cell office:value-type="float" office:value="12.3184805">
            <text:p>12.3184805</text:p>
          </table:table-cell>
          <table:table-cell office:value-type="float" office:value="27.7617035">
            <text:p>27.7617035</text:p>
          </table:table-cell>
          <table:table-cell office:value-type="float" office:value="73.0059461">
            <text:p>73.0059461</text:p>
          </table:table-cell>
          <table:table-cell office:value-type="float" office:value="199.7948154">
            <text:p>199.794815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5_packed_properties GPU</text:p>
          </table:table-cell>
          <table:table-cell office:value-type="float" office:value="6.5080548">
            <text:p>6.5080548</text:p>
          </table:table-cell>
          <table:table-cell office:value-type="float" office:value="6.4898598">
            <text:p>6.4898598</text:p>
          </table:table-cell>
          <table:table-cell office:value-type="float" office:value="6.5441907">
            <text:p>6.5441907</text:p>
          </table:table-cell>
          <table:table-cell office:value-type="float" office:value="6.5898528">
            <text:p>6.5898528</text:p>
          </table:table-cell>
          <table:table-cell office:value-type="float" office:value="6.771363">
            <text:p>6.771363</text:p>
          </table:table-cell>
          <table:table-cell office:value-type="float" office:value="6.6805051">
            <text:p>6.6805051</text:p>
          </table:table-cell>
          <table:table-cell office:value-type="float" office:value="6.8514238">
            <text:p>6.8514238</text:p>
          </table:table-cell>
          <table:table-cell office:value-type="float" office:value="7.6000435">
            <text:p>7.6000435</text:p>
          </table:table-cell>
          <table:table-cell office:value-type="float" office:value="9.2897732">
            <text:p>9.2897732</text:p>
          </table:table-cell>
          <table:table-cell office:value-type="float" office:value="14.7151789">
            <text:p>14.715178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5_packed_properties CPU</text:p>
          </table:table-cell>
          <table:table-cell office:value-type="float" office:value="6.4930859">
            <text:p>6.4930859</text:p>
          </table:table-cell>
          <table:table-cell office:value-type="float" office:value="6.4814206">
            <text:p>6.4814206</text:p>
          </table:table-cell>
          <table:table-cell office:value-type="float" office:value="6.5435458">
            <text:p>6.5435458</text:p>
          </table:table-cell>
          <table:table-cell office:value-type="float" office:value="6.640511">
            <text:p>6.640511</text:p>
          </table:table-cell>
          <table:table-cell office:value-type="float" office:value="7.2287345">
            <text:p>7.2287345</text:p>
          </table:table-cell>
          <table:table-cell office:value-type="float" office:value="8.032101">
            <text:p>8.032101</text:p>
          </table:table-cell>
          <table:table-cell office:value-type="float" office:value="11.6092243">
            <text:p>11.6092243</text:p>
          </table:table-cell>
          <table:table-cell office:value-type="float" office:value="24.218483">
            <text:p>24.218483</text:p>
          </table:table-cell>
          <table:table-cell office:value-type="float" office:value="66.9352164">
            <text:p>66.9352164</text:p>
          </table:table-cell>
          <table:table-cell office:value-type="float" office:value="176.5006372">
            <text:p>176.5006372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justed" table:style-name="ta1" table:print="false">
        <table:table-column table:style-name="co2" table:number-columns-repeated="1024" table:default-cell-style-name="Default"/>
        <table:table-row table:style-name="ro2">
          <table:table-cell table:style-name="ce1"/>
          <table:table-cell table:style-name="ce2" office:value-type="string">
            <text:p>Time for Number of Steps</text:p>
          </table:table-cell>
          <table:table-cell table:style-name="ce2"/>
          <table:table-cell table:style-name="ce1" table:number-columns-repeated="8"/>
          <table:table-cell table:number-columns-repeated="1013"/>
        </table:table-row>
        <table:table-row table:style-name="ro2">
          <table:table-cell table:style-name="ce2" office:value-type="string">
            <text:p>File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162">
            <text:p>3162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31623">
            <text:p>31623</text:p>
          </table:table-cell>
          <table:table-cell table:style-name="ce2" office:value-type="float" office:value="100000">
            <text:p>10000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original</text:p>
          </table:table-cell>
          <table:table-cell table:style-name="ce1" office:value-type="float" office:value="0.5760356">
            <text:p>0.5760356</text:p>
          </table:table-cell>
          <table:table-cell table:style-name="ce1" office:value-type="float" office:value="2.4674319">
            <text:p>2.4674319</text:p>
          </table:table-cell>
          <table:table-cell table:style-name="ce1" office:value-type="float" office:value="6.6971002">
            <text:p>6.6971002</text:p>
          </table:table-cell>
          <table:table-cell table:style-name="ce1" office:value-type="float" office:value="23.3979587">
            <text:p>23.3979587</text:p>
          </table:table-cell>
          <table:table-cell table:style-name="ce1" office:value-type="float" office:value="79.9647432">
            <text:p>79.9647432</text:p>
          </table:table-cell>
          <table:table-cell table:style-name="ce1" office:value-type="float" office:value="295.1500881">
            <text:p>295.1500881</text:p>
          </table:table-cell>
          <table:table-cell table:style-name="ce1" office:value-type="float" office:value="853.4988349">
            <text:p>853.498834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1_lambda </text:p>
          </table:table-cell>
          <table:table-cell table:style-name="ce1" office:value-type="float" office:value="3.0021847">
            <text:p>3.0021847</text:p>
          </table:table-cell>
          <table:table-cell table:style-name="ce1" office:value-type="float" office:value="11.4252273">
            <text:p>11.4252273</text:p>
          </table:table-cell>
          <table:table-cell table:style-name="ce1" office:value-type="float" office:value="30.4053593">
            <text:p>30.4053593</text:p>
          </table:table-cell>
          <table:table-cell table:style-name="ce1" office:value-type="float" office:value="99.441412">
            <text:p>99.441412</text:p>
          </table:table-cell>
          <table:table-cell table:style-name="ce1" office:value-type="float" office:value="324.1159079">
            <text:p>324.1159079</text:p>
          </table:table-cell>
          <table:table-cell table:style-name="ce1" office:value-type="float" office:value="1051.4698409">
            <text:p>1051.4698409</text:p>
          </table:table-cell>
          <table:table-cell table:style-name="ce1" office:value-type="float" office:value="3234.8525001">
            <text:p>3234.852500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2_function </text:p>
          </table:table-cell>
          <table:table-cell table:style-name="ce1" office:value-type="float" office:value="1.0065133">
            <text:p>1.0065133</text:p>
          </table:table-cell>
          <table:table-cell table:style-name="ce1" office:value-type="float" office:value="3.8126839">
            <text:p>3.8126839</text:p>
          </table:table-cell>
          <table:table-cell table:style-name="ce1" office:value-type="float" office:value="10.1708892">
            <text:p>10.1708892</text:p>
          </table:table-cell>
          <table:table-cell table:style-name="ce1" office:value-type="float" office:value="33.7435182">
            <text:p>33.7435182</text:p>
          </table:table-cell>
          <table:table-cell table:style-name="ce1" office:value-type="float" office:value="117.4981559">
            <text:p>117.4981559</text:p>
          </table:table-cell>
          <table:table-cell table:style-name="ce1" office:value-type="float" office:value="405.9135704">
            <text:p>405.9135704</text:p>
          </table:table-cell>
          <table:table-cell table:style-name="ce1" office:value-type="float" office:value="1203.5326469">
            <text:p>1203.532646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3_opencl GPU</text:p>
          </table:table-cell>
          <table:table-cell table:style-name="ce1" office:value-type="float" office:value="0.204875899999999">
            <text:p>0.2048759</text:p>
          </table:table-cell>
          <table:table-cell table:style-name="ce1" office:value-type="float" office:value="0.847699199999999">
            <text:p>0.8476992</text:p>
          </table:table-cell>
          <table:table-cell table:style-name="ce1" office:value-type="float" office:value="1.8325875">
            <text:p>1.8325875</text:p>
          </table:table-cell>
          <table:table-cell table:style-name="ce1" office:value-type="float" office:value="5.6410056">
            <text:p>5.6410056</text:p>
          </table:table-cell>
          <table:table-cell table:style-name="ce1" office:value-type="float" office:value="18.2008363">
            <text:p>18.2008363</text:p>
          </table:table-cell>
          <table:table-cell table:style-name="ce1" office:value-type="float" office:value="56.0831705">
            <text:p>56.0831705</text:p>
          </table:table-cell>
          <table:table-cell table:style-name="ce1" office:value-type="float" office:value="175.6184451">
            <text:p>175.618445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3_opencl CPU</text:p>
          </table:table-cell>
          <table:table-cell table:style-name="ce1" office:value-type="float" office:value="0.2299808">
            <text:p>0.2299808</text:p>
          </table:table-cell>
          <table:table-cell table:style-name="ce1" office:value-type="float" office:value="1.0402645">
            <text:p>1.0402645</text:p>
          </table:table-cell>
          <table:table-cell table:style-name="ce1" office:value-type="float" office:value="2.5539267">
            <text:p>2.5539267</text:p>
          </table:table-cell>
          <table:table-cell table:style-name="ce1" office:value-type="float" office:value="8.4040816">
            <text:p>8.4040816</text:p>
          </table:table-cell>
          <table:table-cell table:style-name="ce1" office:value-type="float" office:value="31.2440708">
            <text:p>31.2440708</text:p>
          </table:table-cell>
          <table:table-cell table:style-name="ce1" office:value-type="float" office:value="95.9028502">
            <text:p>95.9028502</text:p>
          </table:table-cell>
          <table:table-cell table:style-name="ce1" office:value-type="float" office:value="274.5255877">
            <text:p>274.5255877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4_double_buffered GPU</text:p>
          </table:table-cell>
          <table:table-cell table:style-name="ce1" office:value-type="float" office:value="0.0534803999999998">
            <text:p>0.0534804</text:p>
          </table:table-cell>
          <table:table-cell table:style-name="ce1" office:value-type="float" office:value="0.2619501">
            <text:p>0.2619501</text:p>
          </table:table-cell>
          <table:table-cell table:style-name="ce1" office:value-type="float" office:value="0.178280500000001">
            <text:p>0.1782805</text:p>
          </table:table-cell>
          <table:table-cell table:style-name="ce1" office:value-type="float" office:value="0.5214676">
            <text:p>0.5214676</text:p>
          </table:table-cell>
          <table:table-cell table:style-name="ce1" office:value-type="float" office:value="1.5766017">
            <text:p>1.5766017</text:p>
          </table:table-cell>
          <table:table-cell table:style-name="ce1" office:value-type="float" office:value="3.9117146">
            <text:p>3.9117146</text:p>
          </table:table-cell>
          <table:table-cell table:style-name="ce1" office:value-type="float" office:value="11.8788183">
            <text:p>11.878818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4_double_buffered CPU</text:p>
          </table:table-cell>
          <table:table-cell table:style-name="ce1" office:value-type="float" office:value="0.1966525">
            <text:p>0.1966525</text:p>
          </table:table-cell>
          <table:table-cell table:style-name="ce1" office:value-type="float" office:value="0.8467155">
            <text:p>0.8467155</text:p>
          </table:table-cell>
          <table:table-cell table:style-name="ce1" office:value-type="float" office:value="1.7382214">
            <text:p>1.7382214</text:p>
          </table:table-cell>
          <table:table-cell table:style-name="ce1" office:value-type="float" office:value="5.8859964">
            <text:p>5.8859964</text:p>
          </table:table-cell>
          <table:table-cell table:style-name="ce1" office:value-type="float" office:value="21.3292194">
            <text:p>21.3292194</text:p>
          </table:table-cell>
          <table:table-cell table:style-name="ce1" office:value-type="float" office:value="66.573462">
            <text:p>66.573462</text:p>
          </table:table-cell>
          <table:table-cell table:style-name="ce1" office:value-type="float" office:value="193.3623313">
            <text:p>193.3623313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5_packed_properties GPU</text:p>
          </table:table-cell>
          <table:table-cell table:style-name="ce1" office:value-type="float" office:value="0.081798">
            <text:p>0.081798</text:p>
          </table:table-cell>
          <table:table-cell table:style-name="ce1" office:value-type="float" office:value="0.2633082">
            <text:p>0.2633082</text:p>
          </table:table-cell>
          <table:table-cell table:style-name="ce1" office:value-type="float" office:value="0.1724503">
            <text:p>0.1724503</text:p>
          </table:table-cell>
          <table:table-cell table:style-name="ce1" office:value-type="float" office:value="0.343369">
            <text:p>0.343369</text:p>
          </table:table-cell>
          <table:table-cell table:style-name="ce1" office:value-type="float" office:value="1.0919887">
            <text:p>1.0919887</text:p>
          </table:table-cell>
          <table:table-cell table:style-name="ce1" office:value-type="float" office:value="2.7817184">
            <text:p>2.7817184</text:p>
          </table:table-cell>
          <table:table-cell table:style-name="ce1" office:value-type="float" office:value="8.2071241">
            <text:p>8.207124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5_packed_properties CPU</text:p>
          </table:table-cell>
          <table:table-cell table:style-name="ce1" office:value-type="float" office:value="0.1474251">
            <text:p>0.1474251</text:p>
          </table:table-cell>
          <table:table-cell table:style-name="ce1" office:value-type="float" office:value="0.7356486">
            <text:p>0.7356486</text:p>
          </table:table-cell>
          <table:table-cell table:style-name="ce1" office:value-type="float" office:value="1.5390151">
            <text:p>1.5390151</text:p>
          </table:table-cell>
          <table:table-cell table:style-name="ce1" office:value-type="float" office:value="5.1161384">
            <text:p>5.1161384</text:p>
          </table:table-cell>
          <table:table-cell table:style-name="ce1" office:value-type="float" office:value="17.7253971">
            <text:p>17.7253971</text:p>
          </table:table-cell>
          <table:table-cell table:style-name="ce1" office:value-type="float" office:value="60.4421305">
            <text:p>60.4421305</text:p>
          </table:table-cell>
          <table:table-cell table:style-name="ce1" office:value-type="float" office:value="170.0075513">
            <text:p>170.0075513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edup" table:style-name="ta1" table:print="false">
        <table:table-column table:style-name="co3" table:number-columns-repeated="1024" table:default-cell-style-name="Default"/>
        <table:table-row table:style-name="ro2">
          <table:table-cell table:style-name="ce1"/>
          <table:table-cell table:style-name="ce2" office:value-type="string">
            <text:p>Speedup for Number of Steps relative to original</text:p>
          </table:table-cell>
          <table:table-cell table:style-name="ce2"/>
          <table:table-cell table:style-name="ce1" table:number-columns-repeated="8"/>
          <table:table-cell table:number-columns-repeated="1013"/>
        </table:table-row>
        <table:table-row table:style-name="ro2">
          <table:table-cell table:style-name="ce2" office:value-type="string">
            <text:p>File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162">
            <text:p>3162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31623">
            <text:p>31623</text:p>
          </table:table-cell>
          <table:table-cell table:style-name="ce2" office:value-type="float" office:value="100000">
            <text:p>100000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1_lambda </text:p>
          </table:table-cell>
          <table:table-cell table:style-name="ce1" office:value-type="float" office:value="0.191872138979324">
            <text:p>0.191872139</text:p>
          </table:table-cell>
          <table:table-cell table:style-name="ce1" office:value-type="float" office:value="0.215963484595182">
            <text:p>0.2159634846</text:p>
          </table:table-cell>
          <table:table-cell table:style-name="ce1" office:value-type="float" office:value="0.220260518348816">
            <text:p>0.2202605183</text:p>
          </table:table-cell>
          <table:table-cell table:style-name="ce1" office:value-type="float" office:value="0.235293910549058">
            <text:p>0.2352939105</text:p>
          </table:table-cell>
          <table:table-cell table:style-name="ce1" office:value-type="float" office:value="0.246716502494755">
            <text:p>0.2467165025</text:p>
          </table:table-cell>
          <table:table-cell table:style-name="ce1" office:value-type="float" office:value="0.280702381199415">
            <text:p>0.2807023812</text:p>
          </table:table-cell>
          <table:table-cell table:style-name="ce1" office:value-type="float" office:value="0.26384474558689">
            <text:p>0.263844745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2_function </text:p>
          </table:table-cell>
          <table:table-cell table:style-name="ce1" office:value-type="float" office:value="0.572307986392231">
            <text:p>0.5723079864</text:p>
          </table:table-cell>
          <table:table-cell table:style-name="ce1" office:value-type="float" office:value="0.647164035812148">
            <text:p>0.6471640358</text:p>
          </table:table-cell>
          <table:table-cell table:style-name="ce1" office:value-type="float" office:value="0.658457689225442">
            <text:p>0.6584576892</text:p>
          </table:table-cell>
          <table:table-cell table:style-name="ce1" office:value-type="float" office:value="0.693406021308116">
            <text:p>0.6934060213</text:p>
          </table:table-cell>
          <table:table-cell table:style-name="ce1" office:value-type="float" office:value="0.680561687011124">
            <text:p>0.680561687</text:p>
          </table:table-cell>
          <table:table-cell table:style-name="ce1" office:value-type="float" office:value="0.727125451384022">
            <text:p>0.7271254514</text:p>
          </table:table-cell>
          <table:table-cell table:style-name="ce1" office:value-type="float" office:value="0.70916134855037">
            <text:p>0.709161348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3_opencl GPU</text:p>
          </table:table-cell>
          <table:table-cell table:style-name="ce1" office:value-type="float" office:value="2.81163182199567">
            <text:p>2.811631822</text:p>
          </table:table-cell>
          <table:table-cell table:style-name="ce1" office:value-type="float" office:value="2.9107399181219">
            <text:p>2.9107399181</text:p>
          </table:table-cell>
          <table:table-cell table:style-name="ce1" office:value-type="float" office:value="3.65445044233905">
            <text:p>3.6544504423</text:p>
          </table:table-cell>
          <table:table-cell table:style-name="ce1" office:value-type="float" office:value="4.14783468748905">
            <text:p>4.1478346875</text:p>
          </table:table-cell>
          <table:table-cell table:style-name="ce1" office:value-type="float" office:value="4.39346532664546">
            <text:p>4.3934653266</text:p>
          </table:table-cell>
          <table:table-cell table:style-name="ce1" office:value-type="float" office:value="5.26272115981745">
            <text:p>5.2627211598</text:p>
          </table:table-cell>
          <table:table-cell table:style-name="ce1" office:value-type="float" office:value="4.85996123251179">
            <text:p>4.8599612325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3_opencl CPU</text:p>
          </table:table-cell>
          <table:table-cell table:style-name="ce1" office:value-type="float" office:value="2.50471169767215">
            <text:p>2.5047116977</text:p>
          </table:table-cell>
          <table:table-cell table:style-name="ce1" office:value-type="float" office:value="2.37192742807238">
            <text:p>2.3719274281</text:p>
          </table:table-cell>
          <table:table-cell table:style-name="ce1" office:value-type="float" office:value="2.62227580768078">
            <text:p>2.6222758077</text:p>
          </table:table-cell>
          <table:table-cell table:style-name="ce1" office:value-type="float" office:value="2.78411845739337">
            <text:p>2.7841184574</text:p>
          </table:table-cell>
          <table:table-cell table:style-name="ce1" office:value-type="float" office:value="2.55935738053698">
            <text:p>2.5593573805</text:p>
          </table:table-cell>
          <table:table-cell table:style-name="ce1" office:value-type="float" office:value="3.07759453952079">
            <text:p>3.0775945395</text:p>
          </table:table-cell>
          <table:table-cell table:style-name="ce1" office:value-type="float" office:value="3.10899556595321">
            <text:p>3.108995566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4_double_buffered GPU</text:p>
          </table:table-cell>
          <table:table-cell table:style-name="ce1" office:value-type="float" office:value="10.7709665597116">
            <text:p>10.7709665597</text:p>
          </table:table-cell>
          <table:table-cell table:style-name="ce1" office:value-type="float" office:value="9.41947302177018">
            <text:p>9.4194730218</text:p>
          </table:table-cell>
          <table:table-cell table:style-name="ce1" office:value-type="float" office:value="37.5649619560186">
            <text:p>37.564961956</text:p>
          </table:table-cell>
          <table:table-cell table:style-name="ce1" office:value-type="float" office:value="44.8694390600681">
            <text:p>44.8694390601</text:p>
          </table:table-cell>
          <table:table-cell table:style-name="ce1" office:value-type="float" office:value="50.719686018352">
            <text:p>50.7196860184</text:p>
          </table:table-cell>
          <table:table-cell table:style-name="ce1" office:value-type="float" office:value="75.4528686985497">
            <text:p>75.4528686985</text:p>
          </table:table-cell>
          <table:table-cell table:style-name="ce1" office:value-type="float" office:value="71.8504832168365">
            <text:p>71.8504832168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4_double_buffered CPU</text:p>
          </table:table-cell>
          <table:table-cell table:style-name="ce1" office:value-type="float" office:value="2.92920557836793">
            <text:p>2.9292055784</text:p>
          </table:table-cell>
          <table:table-cell table:style-name="ce1" office:value-type="float" office:value="2.91412156739778">
            <text:p>2.9141215674</text:p>
          </table:table-cell>
          <table:table-cell table:style-name="ce1" office:value-type="float" office:value="3.85284647859013">
            <text:p>3.8528464786</text:p>
          </table:table-cell>
          <table:table-cell table:style-name="ce1" office:value-type="float" office:value="3.97519079352478">
            <text:p>3.9751907935</text:p>
          </table:table-cell>
          <table:table-cell table:style-name="ce1" office:value-type="float" office:value="3.74907031056186">
            <text:p>3.7490703106</text:p>
          </table:table-cell>
          <table:table-cell table:style-name="ce1" office:value-type="float" office:value="4.43344959437441">
            <text:p>4.4334495944</text:p>
          </table:table-cell>
          <table:table-cell table:style-name="ce1" office:value-type="float" office:value="4.41398709439329">
            <text:p>4.4139870944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5_packed_properties GPU</text:p>
          </table:table-cell>
          <table:table-cell table:style-name="ce1" office:value-type="float" office:value="7.0421721802489">
            <text:p>7.0421721802</text:p>
          </table:table-cell>
          <table:table-cell table:style-name="ce1" office:value-type="float" office:value="9.37088894307128">
            <text:p>9.3708889431</text:p>
          </table:table-cell>
          <table:table-cell table:style-name="ce1" office:value-type="float" office:value="38.8349582459411">
            <text:p>38.8349582459</text:p>
          </table:table-cell>
          <table:table-cell table:style-name="ce1" office:value-type="float" office:value="68.1423154099526">
            <text:p>68.14231541</text:p>
          </table:table-cell>
          <table:table-cell table:style-name="ce1" office:value-type="float" office:value="73.2285445810932">
            <text:p>73.2285445811</text:p>
          </table:table-cell>
          <table:table-cell table:style-name="ce1" office:value-type="float" office:value="106.103510729195">
            <text:p>106.1035107292</text:p>
          </table:table-cell>
          <table:table-cell table:style-name="ce1" office:value-type="float" office:value="103.994873782888">
            <text:p>103.9948737829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5_packed_properties CPU</text:p>
          </table:table-cell>
          <table:table-cell table:style-name="ce1" office:value-type="float" office:value="3.9073102205798">
            <text:p>3.9073102206</text:p>
          </table:table-cell>
          <table:table-cell table:style-name="ce1" office:value-type="float" office:value="3.35409039043913">
            <text:p>3.3540903904</text:p>
          </table:table-cell>
          <table:table-cell table:style-name="ce1" office:value-type="float" office:value="4.35154937726082">
            <text:p>4.3515493773</text:p>
          </table:table-cell>
          <table:table-cell table:style-name="ce1" office:value-type="float" office:value="4.57336312481304">
            <text:p>4.5733631248</text:p>
          </table:table-cell>
          <table:table-cell table:style-name="ce1" office:value-type="float" office:value="4.51130898500435">
            <text:p>4.511308985</text:p>
          </table:table-cell>
          <table:table-cell table:style-name="ce1" office:value-type="float" office:value="4.88318471996946">
            <text:p>4.88318472</text:p>
          </table:table-cell>
          <table:table-cell table:style-name="ce1" office:value-type="float" office:value="5.0203583803986">
            <text:p>5.0203583804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25/02/2014</text:date>, <text:time>15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Poulton</meta:initial-creator>
    <meta:creation-date>2014-02-25T00:22:57.75</meta:creation-date>
    <dc:date>2014-02-25T15:34:56.81</dc:date>
    <dc:creator>Henry Poulton</dc:creator>
    <meta:editing-duration>PT15H11M49S</meta:editing-duration>
    <meta:editing-cycles>20</meta:editing-cycles>
    <meta:generator>OpenOffice/4.0.0$Win32 OpenOffice.org_project/400m3$Build-9702</meta:generator>
    <meta:document-statistic meta:table-count="3" meta:cell-count="271" meta:object-count="0"/>
  </office:meta>
</office:document-meta>
</file>